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Subtitle" style:family="paragraph">
      <style:text-properties fo:font-weight="bold" style:font-weight-asian="bold"/>
    </style:style>
    <style:style style:name="P3" style:parent-style-name="Subtitle" style:family="paragraph">
      <style:text-properties fo:font-weight="bold" style:font-weight-asian="bold"/>
    </style:style>
    <style:style style:name="P4" style:parent-style-name="Subtitle" style:family="paragraph">
      <style:text-properties fo:font-weight="bold" style:font-weight-asian="bold"/>
    </style:style>
    <style:style style:name="T5" style:parent-style-name="DefaultParagraphFont" style:family="text">
      <style:text-properties style:font-name="Calibri Light" style:font-name-complex="Calibri Light"/>
    </style:style>
    <style:style style:name="T6" style:parent-style-name="DefaultParagraphFont" style:family="text">
      <style:text-properties style:font-name="Calibri Light" style:font-name-complex="Calibri Light"/>
    </style:style>
    <style:style style:name="T7" style:parent-style-name="DefaultParagraphFont" style:family="text">
      <style:text-properties style:font-name="Calibri Light" style:font-name-complex="Calibri Light"/>
    </style:style>
    <style:style style:name="T8" style:parent-style-name="DefaultParagraphFont" style:family="text">
      <style:text-properties style:font-name="Calibri Light" style:font-name-complex="Calibri Light"/>
    </style:style>
    <style:style style:name="T9" style:parent-style-name="Hyperlink" style:family="text">
      <style:text-properties style:font-name="Calibri Light" style:font-name-complex="Calibri Light"/>
    </style:style>
    <style:style style:name="P10" style:parent-style-name="Normal" style:family="paragraph">
      <style:paragraph-properties fo:line-height="200%"/>
      <style:text-properties style:font-name="Calibri" style:font-name-complex="Calibri"/>
    </style:style>
    <style:style style:name="P11" style:parent-style-name="Normal" style:family="paragraph">
      <style:text-properties style:font-name="Calibri Light" style:font-name-complex="Calibri Light"/>
    </style:style>
    <style:style style:name="P12" style:parent-style-name="Normal" style:family="paragraph">
      <style:text-properties style:font-name="Calibri Light" style:font-name-complex="Calibri Light"/>
    </style:style>
    <style:style style:name="P13" style:parent-style-name="Normal" style:family="paragraph">
      <style:text-properties style:font-name="Calibri Light" style:font-name-complex="Calibri Light"/>
    </style:style>
    <style:style style:name="P14" style:parent-style-name="Normal" style:family="paragraph">
      <style:text-properties style:font-name="Calibri Light" style:font-name-complex="Calibri Light"/>
    </style:style>
    <style:style style:name="P15" style:parent-style-name="Normal" style:family="paragraph">
      <style:text-properties style:font-name="Calibri Light" style:font-name-complex="Calibri Light"/>
    </style:style>
    <style:style style:name="P16" style:parent-style-name="Normal" style:family="paragraph">
      <style:text-properties style:font-name="Calibri Light" style:font-name-complex="Calibri Light"/>
    </style:style>
    <style:style style:name="P17" style:parent-style-name="Normal" style:family="paragraph">
      <style:text-properties style:font-name="Calibri Light" style:font-name-complex="Calibri Light"/>
    </style:style>
    <style:style style:name="P18" style:parent-style-name="Normal" style:family="paragraph">
      <style:text-properties style:font-name="Calibri Light" style:font-name-complex="Calibri Light"/>
    </style:style>
    <style:style style:name="P19" style:parent-style-name="Normal" style:family="paragraph">
      <style:text-properties style:font-name="Calibri Light" style:font-name-complex="Calibri Light"/>
    </style:style>
    <style:style style:name="P20" style:parent-style-name="Heading2" style:family="paragraph">
      <style:text-properties style:font-name-asian="SimSun" style:font-name-complex="Calibri Light" style:use-window-font-color="true" fo:font-size="12pt" style:font-size-asian="12pt" style:font-size-complex="12pt"/>
    </style:style>
    <style:style style:name="P21" style:parent-style-name="Normal" style:family="paragraph">
      <style:text-properties style:font-name="Calibri Light" style:font-name-complex="Calibri Light"/>
    </style:style>
    <style:style style:name="P22" style:parent-style-name="ListParagraph" style:family="paragraph">
      <style:text-properties style:font-name="Calibri Light" style:font-name-complex="Calibri Light"/>
    </style:style>
    <style:style style:name="P23" style:parent-style-name="ListParagraph" style:family="paragraph">
      <style:text-properties style:font-name="Calibri Light" style:font-name-complex="Calibri Light"/>
    </style:style>
    <style:style style:name="P24" style:parent-style-name="ListParagraph" style:family="paragraph">
      <style:text-properties style:font-name="Calibri Light" style:font-name-complex="Calibri Light"/>
    </style:style>
    <style:style style:name="P25" style:parent-style-name="ListParagraph" style:family="paragraph">
      <style:text-properties style:font-name="Calibri Light" style:font-name-complex="Calibri Light"/>
    </style:style>
    <style:style style:name="P26" style:parent-style-name="ListParagraph" style:family="paragraph">
      <style:text-properties style:font-name="Calibri Light" style:font-name-complex="Calibri Light"/>
    </style:style>
    <style:style style:name="P27" style:parent-style-name="Normal" style:family="paragraph">
      <style:text-properties style:font-name="Calibri Light" style:font-name-complex="Calibri Light"/>
    </style:style>
    <style:style style:name="P28" style:parent-style-name="Normal" style:family="paragraph">
      <style:text-properties style:font-name="Calibri Light" style:font-name-complex="Calibri Light"/>
    </style:style>
    <style:style style:name="P29" style:parent-style-name="Normal" style:family="paragraph">
      <style:text-properties style:font-name="Calibri Light" style:font-name-complex="Calibri Light"/>
    </style:style>
    <style:style style:name="P30" style:parent-style-name="Normal" style:family="paragraph">
      <style:paragraph-properties fo:text-align="center"/>
      <style:text-properties style:font-name="Calibri Light" style:font-name-complex="Calibri Light" fo:font-weight="bold" style:font-weight-asian="bold" fo:font-style="italic" style:font-style-asian="italic"/>
    </style:style>
    <style:style style:name="P31" style:parent-style-name="Normal" style:family="paragraph">
      <style:text-properties style:font-name="Calibri Light" style:font-name-complex="Calibri Light"/>
    </style:style>
    <style:style style:name="P32" style:parent-style-name="Normal" style:family="paragraph">
      <style:text-properties style:font-name="Calibri Light" style:font-name-complex="Calibri Light"/>
    </style:style>
    <style:style style:name="P33" style:parent-style-name="Normal" style:family="paragraph">
      <style:text-properties style:font-name="Calibri Light" style:font-name-complex="Calibri Light"/>
    </style:style>
    <style:style style:name="P34" style:parent-style-name="Normal" style:family="paragraph">
      <style:text-properties style:font-name="Calibri Light" style:font-name-complex="Calibri Light"/>
    </style:style>
    <style:style style:name="P35" style:parent-style-name="Normal" style:family="paragraph">
      <style:text-properties style:font-name="Calibri" style:font-name-complex="Calibri"/>
    </style:style>
    <style:style style:name="P36" style:parent-style-name="Normal" style:family="paragraph">
      <style:text-properties style:font-name="Calibri Light" style:font-name-complex="Calibri Light"/>
    </style:style>
    <style:style style:name="P37" style:parent-style-name="Normal" style:family="paragraph">
      <style:text-properties style:font-name="Calibri Light" style:font-name-complex="Calibri Light"/>
    </style:style>
    <style:style style:name="P38" style:parent-style-name="Normal" style:family="paragraph">
      <style:text-properties style:font-name="Calibri" style:font-name-complex="Calibri"/>
    </style:style>
    <style:style style:name="P39" style:parent-style-name="Normal" style:family="paragraph">
      <style:text-properties style:font-name="Calibri Light" style:font-name-complex="Calibri Light"/>
    </style:style>
    <style:style style:name="P40" style:parent-style-name="Normal" style:family="paragraph">
      <style:text-properties style:font-name="Calibri Light" style:font-name-complex="Calibri Light"/>
    </style:style>
    <style:style style:name="P41" style:parent-style-name="Normal" style:family="paragraph">
      <style:text-properties style:font-name="Calibri" style:font-name-complex="Calibri"/>
    </style:style>
    <style:style style:name="P42" style:parent-style-name="Normal" style:family="paragraph">
      <style:text-properties style:font-name="Calibri Light" style:font-name-complex="Calibri Light"/>
    </style:style>
    <style:style style:name="P43" style:parent-style-name="Normal" style:family="paragraph">
      <style:text-properties style:font-name="Calibri Light" style:font-name-complex="Calibri Light"/>
    </style:style>
    <style:style style:name="P44" style:parent-style-name="Normal" style:family="paragraph">
      <style:text-properties style:font-name="Calibri" style:font-name-complex="Calibri"/>
    </style:style>
    <style:style style:name="P45" style:parent-style-name="Normal" style:family="paragraph">
      <style:paragraph-properties fo:break-before="page"/>
      <style:text-properties style:font-name="Calibri" style:font-name-complex="Calibri" fo:hyphenate="true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46" style:parent-style-name="Normal" style:family="paragraph">
      <style:text-properties style:font-name="Calibri Light" style:font-name-complex="Calibri Light"/>
    </style:style>
    <style:style style:name="P47" style:parent-style-name="Normal" style:family="paragraph">
      <style:text-properties style:font-name="Calibri Light" style:font-name-complex="Calibri Light"/>
    </style:style>
    <style:style style:name="P48" style:parent-style-name="Normal" style:family="paragraph">
      <style:text-properties style:font-name="Calibri Light" style:font-name-complex="Calibri Light"/>
    </style:style>
    <style:style style:name="P49" style:parent-style-name="Normal" style:family="paragraph">
      <style:text-properties style:font-name="Calibri Light" style:font-name-complex="Calibri Light"/>
    </style:style>
    <style:style style:name="P50" style:parent-style-name="Normal" style:family="paragraph">
      <style:text-properties style:font-name="Calibri Light" style:font-name-complex="Calibri Light"/>
    </style:style>
    <style:style style:name="P51" style:parent-style-name="Normal" style:family="paragraph">
      <style:text-properties style:font-name="Calibri Light" style:font-name-complex="Calibri Light"/>
    </style:style>
    <style:style style:name="P52" style:parent-style-name="Normal" style:family="paragraph">
      <style:text-properties style:font-name="Calibri Light" style:font-name-complex="Calibri Light"/>
    </style:style>
    <style:style style:name="P53" style:parent-style-name="Normal" style:family="paragraph">
      <style:text-properties style:font-name="Calibri Light" style:font-name-complex="Calibri Light"/>
    </style:style>
    <style:style style:name="P54" style:parent-style-name="Normal" style:family="paragraph">
      <style:text-properties style:font-name="Calibri Light" style:font-name-complex="Calibri Light"/>
    </style:style>
    <style:style style:name="P55" style:parent-style-name="Normal" style:family="paragraph">
      <style:text-properties style:font-name="Calibri Light" style:font-name-complex="Calibri Light"/>
    </style:style>
    <style:style style:name="P56" style:parent-style-name="Normal" style:family="paragraph">
      <style:text-properties style:font-name="Calibri Light" style:font-name-complex="Calibri Light"/>
    </style:style>
    <style:style style:name="P57" style:parent-style-name="Normal" style:family="paragraph">
      <style:text-properties style:font-name="Calibri Light" style:font-name-complex="Calibri Light"/>
    </style:style>
    <style:style style:name="P58" style:parent-style-name="Normal" style:family="paragraph">
      <style:text-properties style:font-name="Calibri Light" style:font-name-complex="Calibri Light"/>
    </style:style>
    <style:style style:name="P59" style:parent-style-name="Normal" style:family="paragraph">
      <style:text-properties style:font-name="Calibri Light" style:font-name-complex="Calibri Light"/>
    </style:style>
    <style:style style:name="P60" style:parent-style-name="Normal" style:family="paragraph">
      <style:text-properties style:font-name="Calibri Light" style:font-name-complex="Calibri Light"/>
    </style:style>
    <style:style style:name="P61" style:parent-style-name="Normal" style:family="paragraph">
      <style:text-properties style:font-name="Calibri Light" style:font-name-complex="Calibri Light"/>
    </style:style>
    <style:style style:name="P62" style:parent-style-name="Normal" style:family="paragraph">
      <style:text-properties style:font-name="Calibri Light" style:font-name-complex="Calibri Light"/>
    </style:style>
    <style:style style:name="P63" style:parent-style-name="Normal" style:family="paragraph">
      <style:text-properties style:font-name="Calibri Light" style:font-name-complex="Calibri Light"/>
    </style:style>
    <style:style style:name="P64" style:parent-style-name="Normal" style:family="paragraph">
      <style:text-properties style:font-name="Calibri Light" style:font-name-complex="Calibri Light"/>
    </style:style>
    <style:style style:name="P65" style:parent-style-name="Normal" style:family="paragraph">
      <style:text-properties style:font-name="Calibri Light" style:font-name-complex="Calibri Light"/>
    </style:style>
    <style:style style:name="P66" style:parent-style-name="Normal" style:family="paragraph">
      <style:text-properties style:font-name="Calibri Light" style:font-name-complex="Calibri Light"/>
    </style:style>
    <style:style style:name="P67" style:parent-style-name="Normal" style:family="paragraph">
      <style:text-properties style:font-name="Calibri Light" style:font-name-complex="Calibri Light"/>
    </style:style>
    <style:style style:name="P68" style:parent-style-name="Normal" style:family="paragraph">
      <style:text-properties style:font-name="Calibri Light" style:font-name-complex="Calibri Light"/>
    </style:style>
    <style:style style:name="P69" style:parent-style-name="Normal" style:family="paragraph">
      <style:text-properties style:font-name="Calibri Light" style:font-name-complex="Calibri Light"/>
    </style:style>
    <style:style style:name="P70" style:parent-style-name="Normal" style:family="paragraph">
      <style:text-properties style:font-name="Calibri Light" style:font-name-complex="Calibri Light"/>
    </style:style>
    <style:style style:name="P71" style:parent-style-name="Normal" style:family="paragraph">
      <style:text-properties style:font-name="Calibri Light" style:font-name-complex="Calibri Light"/>
    </style:style>
    <style:style style:name="P72" style:parent-style-name="Normal" style:family="paragraph">
      <style:text-properties style:font-name="Calibri Light" style:font-name-complex="Calibri Light"/>
    </style:style>
    <style:style style:name="P73" style:parent-style-name="Normal" style:family="paragraph">
      <style:text-properties style:font-name="Calibri Light" style:font-name-complex="Calibri Light"/>
    </style:style>
    <style:style style:name="P74" style:parent-style-name="Normal" style:family="paragraph">
      <style:text-properties style:font-name="Calibri Light" style:font-name-complex="Calibri Light"/>
    </style:style>
    <style:style style:name="P75" style:parent-style-name="Normal" style:family="paragraph">
      <style:text-properties style:font-name="Calibri Light" style:font-name-complex="Calibri Light"/>
    </style:style>
    <style:style style:name="P76" style:parent-style-name="Normal" style:family="paragraph">
      <style:text-properties style:font-name="Calibri Light" style:font-name-complex="Calibri Light"/>
    </style:style>
    <style:style style:name="P77" style:parent-style-name="Normal" style:family="paragraph">
      <style:text-properties style:font-name="Calibri Light" style:font-name-complex="Calibri Light"/>
    </style:style>
    <style:style style:name="P78" style:parent-style-name="Normal" style:family="paragraph">
      <style:text-properties style:font-name="Calibri Light" style:font-name-complex="Calibri Light"/>
    </style:style>
    <style:style style:name="P79" style:parent-style-name="Normal" style:family="paragraph">
      <style:text-properties style:font-name="Calibri Light" style:font-name-complex="Calibri Light"/>
    </style:style>
    <style:style style:name="P80" style:parent-style-name="Normal" style:family="paragraph">
      <style:text-properties style:font-name="Calibri Light" style:font-name-complex="Calibri Light"/>
    </style:style>
    <style:style style:name="P81" style:parent-style-name="Normal" style:family="paragraph">
      <style:text-properties style:font-name="Calibri Light" style:font-name-complex="Calibri Light"/>
    </style:style>
    <style:style style:name="P82" style:parent-style-name="Normal" style:family="paragraph">
      <style:text-properties style:font-name="Calibri Light" style:font-name-complex="Calibri Light"/>
    </style:style>
    <style:style style:name="P83" style:parent-style-name="Normal" style:family="paragraph">
      <style:text-properties style:font-name="Calibri Light" style:font-name-complex="Calibri Light"/>
    </style:style>
    <style:style style:name="P84" style:parent-style-name="Normal" style:family="paragraph">
      <style:text-properties style:font-name="Calibri Light" style:font-name-complex="Calibri Light"/>
    </style:style>
    <style:style style:name="P85" style:parent-style-name="Normal" style:family="paragraph">
      <style:text-properties style:font-name="Calibri Light" style:font-name-complex="Calibri Light"/>
    </style:style>
    <style:style style:name="P86" style:parent-style-name="Normal" style:family="paragraph">
      <style:text-properties style:font-name="Calibri Light" style:font-name-complex="Calibri Light"/>
    </style:style>
    <style:style style:name="P87" style:parent-style-name="Normal" style:family="paragraph">
      <style:text-properties style:font-name="Calibri Light" style:font-name-complex="Calibri Light"/>
    </style:style>
    <style:style style:name="P88" style:parent-style-name="Normal" style:family="paragraph">
      <style:text-properties style:font-name="Calibri Light" style:font-name-complex="Calibri Light"/>
    </style:style>
    <style:style style:name="P89" style:parent-style-name="Normal" style:family="paragraph">
      <style:text-properties style:font-name="Calibri Light" style:font-name-complex="Calibri Light" fo:language="en" fo:country="US"/>
    </style:style>
    <style:style style:name="P90" style:parent-style-name="Normal" style:family="paragraph">
      <style:text-properties style:font-name="Calibri Light" style:font-name-complex="Calibri Light" fo:language="en" fo:country="US"/>
    </style:style>
    <style:style style:name="P91" style:parent-style-name="Normal" style:family="paragraph">
      <style:text-properties style:font-name="Calibri Light" style:font-name-complex="Calibri Light" fo:language="en" fo:country="US"/>
    </style:style>
    <style:style style:name="P92" style:parent-style-name="Normal" style:family="paragraph">
      <style:text-properties style:font-name="Calibri Light" style:font-name-complex="Calibri Light" fo:language="en" fo:country="US"/>
    </style:style>
    <style:style style:name="P93" style:parent-style-name="Normal" style:family="paragraph">
      <style:text-properties style:font-name="Calibri Light" style:font-name-complex="Calibri Light" fo:language="en" fo:country="US"/>
    </style:style>
    <style:style style:name="P94" style:parent-style-name="Normal" style:family="paragraph">
      <style:text-properties style:font-name="Calibri Light" style:font-name-complex="Calibri Light" fo:language="en" fo:country="US"/>
    </style:style>
    <style:style style:name="P95" style:parent-style-name="Normal" style:family="paragraph">
      <style:text-properties style:font-name="Calibri Light" style:font-name-complex="Calibri Light" fo:language="en" fo:country="US"/>
    </style:style>
    <style:style style:name="P96" style:parent-style-name="Normal" style:family="paragraph">
      <style:text-properties style:font-name="Calibri Light" style:font-name-complex="Calibri Light" fo:language="en" fo:country="US"/>
    </style:style>
    <style:style style:name="P97" style:parent-style-name="Normal" style:family="paragraph">
      <style:text-properties style:font-name="Calibri Light" style:font-name-complex="Calibri Light" fo:language="en" fo:country="US"/>
    </style:style>
    <style:style style:name="P98" style:parent-style-name="Normal" style:family="paragraph">
      <style:text-properties style:font-name="Calibri Light" style:font-name-complex="Calibri Light" fo:language="en" fo:country="US"/>
    </style:style>
    <style:style style:name="P99" style:parent-style-name="Normal" style:family="paragraph">
      <style:text-properties style:font-name="Calibri Light" style:font-name-complex="Calibri Light" fo:language="en" fo:country="US"/>
    </style:style>
    <style:style style:name="P100" style:parent-style-name="Normal" style:family="paragraph">
      <style:text-properties style:font-name="Calibri Light" style:font-name-complex="Calibri Light"/>
    </style:style>
    <style:style style:name="P101" style:parent-style-name="Normal" style:family="paragraph">
      <style:text-properties style:font-name="Calibri Light" style:font-name-complex="Calibri Light"/>
    </style:style>
    <style:style style:name="P102" style:parent-style-name="Normal" style:family="paragraph">
      <style:text-properties style:font-name="Calibri Light" style:font-name-complex="Calibri Light"/>
    </style:style>
    <style:style style:name="P103" style:parent-style-name="Normal" style:family="paragraph">
      <style:text-properties style:font-name="Calibri Light" style:font-name-complex="Calibri Light"/>
    </style:style>
    <style:style style:name="P104" style:parent-style-name="Normal" style:family="paragraph">
      <style:text-properties style:font-name="Calibri Light" style:font-name-complex="Calibri Light"/>
    </style:style>
    <style:style style:name="P105" style:parent-style-name="Normal" style:family="paragraph">
      <style:text-properties style:font-name="Calibri Light" style:font-name-complex="Calibri Light"/>
    </style:style>
    <style:style style:name="P106" style:parent-style-name="Normal" style:family="paragraph">
      <style:text-properties style:font-name="Calibri Light" style:font-name-complex="Calibri Light"/>
    </style:style>
    <style:style style:name="P107" style:parent-style-name="Normal" style:family="paragraph">
      <style:text-properties style:font-name="Calibri Light" style:font-name-complex="Calibri Light"/>
    </style:style>
    <style:style style:name="P108" style:parent-style-name="Normal" style:family="paragraph">
      <style:text-properties style:font-name="Calibri Light" style:font-name-complex="Calibri Light"/>
    </style:style>
    <style:style style:name="P109" style:parent-style-name="Normal" style:family="paragraph">
      <style:text-properties style:font-name="Calibri Light" style:font-name-complex="Calibri Light"/>
    </style:style>
    <style:style style:name="P110" style:parent-style-name="Normal" style:family="paragraph">
      <style:text-properties style:font-name="Calibri Light" style:font-name-complex="Calibri Light"/>
    </style:style>
    <style:style style:name="P111" style:parent-style-name="Normal" style:family="paragraph">
      <style:text-properties style:font-name="Calibri Light" style:font-name-complex="Calibri Light"/>
    </style:style>
    <style:style style:name="P112" style:parent-style-name="Normal" style:family="paragraph">
      <style:text-properties style:font-name="Calibri Light" style:font-name-complex="Calibri Light"/>
    </style:style>
    <style:style style:name="P113" style:parent-style-name="Normal" style:family="paragraph">
      <style:text-properties style:font-name="Calibri Light" style:font-name-complex="Calibri Light"/>
    </style:style>
    <style:style style:name="P114" style:parent-style-name="Normal" style:family="paragraph">
      <style:text-properties style:font-name="Calibri Light" style:font-name-complex="Calibri Light"/>
    </style:style>
    <style:style style:name="P115" style:parent-style-name="Normal" style:family="paragraph">
      <style:text-properties style:font-name="Calibri Light" style:font-name-complex="Calibri Light"/>
    </style:style>
    <style:style style:name="P116" style:parent-style-name="Normal" style:family="paragraph">
      <style:text-properties style:font-name="Calibri Light" style:font-name-complex="Calibri Light"/>
    </style:style>
    <style:style style:name="P117" style:parent-style-name="Normal" style:family="paragraph">
      <style:text-properties style:font-name="Calibri Light" style:font-name-complex="Calibri Light"/>
    </style:style>
    <style:style style:name="P118" style:parent-style-name="Normal" style:family="paragraph">
      <style:text-properties style:font-name="Calibri Light" style:font-name-complex="Calibri Light"/>
    </style:style>
    <style:style style:name="P119" style:parent-style-name="Normal" style:family="paragraph">
      <style:text-properties style:font-name="Calibri Light" style:font-name-complex="Calibri Light"/>
    </style:style>
    <style:style style:name="P120" style:parent-style-name="Normal" style:family="paragraph">
      <style:text-properties style:font-name="Calibri Light" style:font-name-complex="Calibri Light"/>
    </style:style>
    <style:style style:name="P121" style:parent-style-name="Normal" style:family="paragraph">
      <style:text-properties style:font-name="Calibri Light" style:font-name-complex="Calibri Light"/>
    </style:style>
    <style:style style:name="P122" style:parent-style-name="Normal" style:family="paragraph">
      <style:text-properties style:font-name="Calibri Light" style:font-name-complex="Calibri Light"/>
    </style:style>
    <style:style style:name="P123" style:parent-style-name="Normal" style:family="paragraph">
      <style:text-properties style:font-name="Calibri Light" style:font-name-complex="Calibri Light"/>
    </style:style>
    <style:style style:name="P124" style:parent-style-name="Normal" style:family="paragraph">
      <style:text-properties style:font-name="Calibri Light" style:font-name-complex="Calibri Light"/>
    </style:style>
    <style:style style:name="P125" style:parent-style-name="Normal" style:family="paragraph">
      <style:text-properties style:font-name="Calibri Light" style:font-name-complex="Calibri Light"/>
    </style:style>
    <style:style style:name="P126" style:parent-style-name="Normal" style:family="paragraph">
      <style:text-properties style:font-name="Calibri Light" style:font-name-complex="Calibri Light"/>
    </style:style>
    <style:style style:name="P127" style:parent-style-name="Normal" style:family="paragraph">
      <style:text-properties style:font-name="Calibri Light" style:font-name-complex="Calibri Light"/>
    </style:style>
    <style:style style:name="P128" style:parent-style-name="Normal" style:family="paragraph">
      <style:text-properties style:font-name="Calibri Light" style:font-name-complex="Calibri Light" fo:language="en" fo:country="US"/>
    </style:style>
    <style:style style:name="P129" style:parent-style-name="Normal" style:family="paragraph">
      <style:text-properties style:font-name="Calibri Light" style:font-name-complex="Calibri Light" fo:language="en" fo:country="US"/>
    </style:style>
    <style:style style:name="P130" style:parent-style-name="Normal" style:family="paragraph">
      <style:text-properties style:font-name="Calibri Light" style:font-name-complex="Calibri Light" fo:language="en" fo:country="US"/>
    </style:style>
    <style:style style:name="P131" style:parent-style-name="Normal" style:family="paragraph">
      <style:text-properties style:font-name="Calibri Light" style:font-name-complex="Calibri Light" fo:language="en" fo:country="US"/>
    </style:style>
    <style:style style:name="P132" style:parent-style-name="Normal" style:family="paragraph">
      <style:text-properties style:font-name="Calibri Light" style:font-name-complex="Calibri Light" fo:language="en" fo:country="US"/>
    </style:style>
    <style:style style:name="P133" style:parent-style-name="Normal" style:family="paragraph">
      <style:text-properties style:font-name="Calibri Light" style:font-name-complex="Calibri Light"/>
    </style:style>
    <style:style style:name="P134" style:parent-style-name="Normal" style:family="paragraph">
      <style:text-properties style:font-name="Calibri Light" style:font-name-complex="Calibri Light"/>
    </style:style>
    <style:style style:name="P135" style:parent-style-name="Normal" style:family="paragraph">
      <style:text-properties style:font-name="Calibri Light" style:font-name-complex="Calibri Light"/>
    </style:style>
    <style:style style:name="P136" style:parent-style-name="Normal" style:family="paragraph">
      <style:text-properties style:font-name="Calibri Light" style:font-name-complex="Calibri Light"/>
    </style:style>
    <style:style style:name="P137" style:parent-style-name="Normal" style:family="paragraph">
      <style:text-properties style:font-name="Calibri Light" style:font-name-complex="Calibri Light"/>
    </style:style>
    <style:style style:name="P138" style:parent-style-name="Normal" style:family="paragraph">
      <style:text-properties style:font-name="Calibri Light" style:font-name-complex="Calibri Light"/>
    </style:style>
    <style:style style:name="T139" style:parent-style-name="DefaultParagraphFont" style:family="text">
      <style:text-properties style:font-name="Calibri Light" style:font-name-complex="Calibri Light"/>
    </style:style>
    <style:style style:name="T140" style:parent-style-name="DefaultParagraphFont" style:family="text">
      <style:text-properties style:font-name="Calibri Light" style:font-name-complex="Calibri Light"/>
    </style:style>
    <style:style style:name="T141" style:parent-style-name="DefaultParagraphFont" style:family="text">
      <style:text-properties style:font-name="Calibri Light" style:font-name-complex="Calibri Light"/>
    </style:style>
  </office:automatic-styles>
  <office:body>
    <office:text text:use-soft-page-breaks="true">
      <text:h text:style-name="P1" text:outline-level="1">Verifica TPSIT – Rappresentazione delle informazioni</text:h>
      <text:p text:style-name="Normal"/>
      <text:p text:style-name="P2">Scrivere al massimo 10 righe per ogni risposta</text:p>
      <text:p text:style-name="Subtitle">Rinominare il file cognome.odt</text:p>
      <text:p text:style-name="Subtitle">Consegnare al link disponibile su github.</text:p>
      <text:p text:style-name="P3"/>
      <text:p text:style-name="P4">Scrivere al massimo 10 righe per ogni risposta</text:p>
      <text:p text:style-name="Normal"><text:span text:style-name="T5">Per<text:s/></text:span><text:span text:style-name="T6">calcolare il valore del logaritmo logk(</text:span><text:span text:style-name="T7">n</text:span><text:span text:style-name="T8">) usare questo link:<text:s/></text:span><text:a xlink:href="https://www.wolframalpha.com/input/?i=log2(7)" office:target-frame-name="_top" xlink:show="replace"><text:span text:style-name="T9">https://www.wolframalpha.com/input/?i=log2(7)</text:span></text:a></text:p>
      <text:p text:style-name="P10"/>
      <text:h text:style-name="Heading2" text:outline-level="2">Esercizio 1</text:h>
      <text:p text:style-name="P11">Dato l’alfabeto in codice (A, B).</text:p>
      <text:p text:style-name="P12">Codifica i giorni di un mese utilizzando un codice a lunghezza fissa. La codifica è ridondante?</text:p>
      <text:p text:style-name="P13">Codifica i giorni di un mese utilizzando un codice a lunghezza variabile. (usa il minor numero di simboli possibili per ogni informazione)</text:p>
      <text:p text:style-name="P14">Rispondi qui sotto.</text:p>
      <text:p text:style-name="P15"/>
      <text:h text:style-name="Heading2" text:outline-level="2">Esercizio 2</text:h>
      <text:p text:style-name="P16">Dato l’alfabeto in codice (A, B, C, D).</text:p>
      <text:p text:style-name="P17">Codifica i giorni di un mese utilizzando un codice a lunghezza fissa. La codifica è ridondante?</text:p>
      <text:p text:style-name="P18">Codifica i giorni di un mese utilizzando un codice a lunghezza variabile. (usa il minor numero di simboli possibili per ogni informazione)</text:p>
      <text:p text:style-name="P19">Rispondi<text:s/>qui sotto.</text:p>
      <text:h text:style-name="P20" text:outline-level="2"/>
      <text:h text:style-name="Heading2" text:outline-level="2">Esercizio 3</text:h>
      <text:p text:style-name="P21">Quanti bit sono necessari per codificare<text:s/>in binario:</text:p>
      <text:list text:style-name="LFO1" text:continue-numbering="true">
        <text:list-item>
          <text:p text:style-name="P22">Le settimane in un anno?</text:p>
        </text:list-item>
        <text:list-item>
          <text:p text:style-name="P23">Le 20 squadre di calcio di serie A?</text:p>
        </text:list-item>
        <text:list-item>
          <text:p text:style-name="P24">I secondi in un minuto?</text:p>
        </text:list-item>
        <text:list-item>
          <text:p text:style-name="P25">I secondi in un’ora?</text:p>
        </text:list-item>
        <text:list-item>
          <text:p text:style-name="P26">I secondi in un giorno?</text:p>
        </text:list-item>
      </text:list>
      <text:p text:style-name="P27">Rispondi qui sotto.</text:p>
      <text:p text:style-name="P28"/>
      <text:h text:style-name="Heading2" text:outline-level="2">Esercizio 4</text:h>
      <text:p text:style-name="P29">Codifica in binario<text:s/>utilizzando la tabella ASCII la seguente frase:<text:s/>(la tabella ASCII è in fondo)</text:p>
      <text:p text:style-name="P30">Oggi, 10 Gennaio.</text:p>
      <text:p text:style-name="P31">Rispondi qui sotto.</text:p>
      <text:p text:style-name="P32"/>
      <text:h text:style-name="Heading2" text:outline-level="2"/>
      <text:h text:style-name="Heading2" text:outline-level="2">Esercizio 5</text:h>
      <text:p text:style-name="P33">Codifica le 7 note musicali utilizzando una codifica non alfanumerica a tua scelta.</text:p>
      <text:p text:style-name="P34">Rispondi qui sotto.</text:p>
      <text:p text:style-name="P35"/>
      <text:soft-page-break/>
      <text:h text:style-name="Heading2" text:outline-level="2">Esercizio 6</text:h>
      <text:p text:style-name="P36">Descrivi cos’è un sistema di comunicazione e quali sono i suoi elementi fondamentali.</text:p>
      <text:p text:style-name="P37">Rispondi qui sotto.</text:p>
      <text:p text:style-name="P38"/>
      <text:h text:style-name="Heading2" text:outline-level="2">Esercizio 7</text:h>
      <text:p text:style-name="P39">Che differenza c’è tra codice e codifica?<text:s/>Fai degli esempi.</text:p>
      <text:p text:style-name="P40">Rispondi qui sotto.</text:p>
      <text:p text:style-name="P41"/>
      <text:h text:style-name="Heading2" text:outline-level="2">Esercizio 8</text:h>
      <text:p text:style-name="P42">Che differenza c’è un segnale analogico ed uno digitale?</text:p>
      <text:p text:style-name="P43">Rispondi qui sotto.</text:p>
      <text:p text:style-name="P44"/>
      <text:p text:style-name="P45"/>
      <text:h text:style-name="Heading2" text:outline-level="2">ASCII TABLE</text:h>
      <text:p text:style-name="Normal"/>
      <text:section text:name="Sect1" text:style-name="S1">
        <text:p text:style-name="P46">32<text:tab/>00100000<text:tab/>Space</text:p>
        <text:p text:style-name="P47">33<text:tab/>00100001<text:tab/>!</text:p>
        <text:p text:style-name="P48">34<text:tab/>00100010<text:tab/>"</text:p>
        <text:p text:style-name="P49">35<text:tab/>00100011<text:tab/>#</text:p>
        <text:p text:style-name="P50">36<text:tab/>00100100<text:tab/>$</text:p>
        <text:p text:style-name="P51">37<text:tab/>00100101<text:tab/>%</text:p>
        <text:p text:style-name="P52">38<text:tab/>00100110<text:tab/>&amp;</text:p>
        <text:p text:style-name="P53">39<text:tab/>00100111<text:tab/>'</text:p>
        <text:p text:style-name="P54">40<text:tab/>00101000<text:tab/>(</text:p>
        <text:p text:style-name="P55">41<text:tab/>00101001<text:tab/>)</text:p>
        <text:p text:style-name="P56">42<text:tab/>00101010<text:tab/>*</text:p>
        <text:p text:style-name="P57">43<text:tab/>00101011<text:tab/>+</text:p>
        <text:p text:style-name="P58">44<text:tab/>00101100<text:tab/>,</text:p>
        <text:p text:style-name="P59">45<text:tab/>00101101<text:tab/>-</text:p>
        <text:p text:style-name="P60">46<text:tab/>00101110<text:tab/>.</text:p>
        <text:p text:style-name="P61">47<text:tab/>00101111<text:tab/>/</text:p>
        <text:p text:style-name="P62">48<text:tab/>00110000<text:tab/>0</text:p>
        <text:p text:style-name="P63">49<text:tab/>00110001<text:tab/>1</text:p>
        <text:p text:style-name="P64">50<text:tab/>00110010<text:tab/>2</text:p>
        <text:p text:style-name="P65">51<text:tab/>00110011<text:tab/>3</text:p>
        <text:p text:style-name="P66">52<text:tab/>00110100<text:tab/>4</text:p>
        <text:p text:style-name="P67">53<text:tab/>00110101<text:tab/>5</text:p>
        <text:p text:style-name="P68">54<text:tab/>00110110<text:tab/>6</text:p>
        <text:p text:style-name="P69">55<text:tab/>00110111<text:tab/>7</text:p>
        <text:p text:style-name="P70">56<text:tab/>00111000<text:tab/>8</text:p>
        <text:p text:style-name="P71">57<text:tab/>00111001<text:tab/>9</text:p>
        <text:p text:style-name="P72">58<text:tab/>00111010<text:tab/>:</text:p>
        <text:p text:style-name="P73">59<text:tab/>00111011<text:tab/>;</text:p>
        <text:p text:style-name="P74">60<text:tab/>00111100<text:tab/>&lt;</text:p>
        <text:p text:style-name="P75">61<text:tab/>00111101<text:tab/>=</text:p>
        <text:p text:style-name="P76">62<text:tab/>00111110<text:tab/>&gt;</text:p>
        <text:p text:style-name="P77">63<text:tab/>00111111<text:tab/>?</text:p>
        <text:p text:style-name="P78">64<text:tab/>01000000<text:tab/>@</text:p>
        <text:p text:style-name="P79">65<text:tab/>01000001<text:tab/>A</text:p>
        <text:p text:style-name="P80">66<text:tab/>01000010<text:tab/>B</text:p>
        <text:p text:style-name="P81">67<text:tab/>01000011<text:tab/>C</text:p>
        <text:p text:style-name="P82">68<text:tab/>01000100<text:tab/>D</text:p>
        <text:p text:style-name="P83">69<text:tab/>01000101<text:tab/>E</text:p>
        <text:p text:style-name="P84">70<text:tab/>01000110<text:tab/>F</text:p>
        <text:p text:style-name="P85">71<text:tab/>01000111<text:tab/>G</text:p>
        <text:p text:style-name="P86">72<text:tab/>01001000<text:tab/>H</text:p>
        <text:p text:style-name="P87">73<text:tab/>01001001<text:tab/>I</text:p>
        <text:p text:style-name="P88">74<text:tab/>01001010<text:tab/>J</text:p>
        <text:p text:style-name="P89">75<text:tab/>01001011<text:tab/>K</text:p>
        <text:p text:style-name="P90">76<text:tab/>01001100<text:tab/>L</text:p>
        <text:p text:style-name="P91">77<text:tab/>01001101<text:tab/>M</text:p>
        <text:p text:style-name="P92">78<text:tab/>01001110<text:tab/>N</text:p>
        <text:p text:style-name="P93">79<text:tab/>01001111<text:tab/>O</text:p>
        <text:p text:style-name="P94">80<text:tab/>01010000<text:tab/>P</text:p>
        <text:p text:style-name="P95">81<text:tab/>01010001<text:tab/>Q</text:p>
        <text:p text:style-name="P96">82<text:tab/>01010010<text:tab/>R</text:p>
        <text:p text:style-name="P97">83<text:tab/>01010011<text:tab/>S</text:p>
        <text:p text:style-name="P98">84<text:tab/>01010100<text:tab/>T</text:p>
        <text:p text:style-name="P99">85<text:tab/>01010101<text:tab/>U</text:p>
        <text:p text:style-name="P100">86<text:tab/>01010110<text:tab/>V</text:p>
        <text:p text:style-name="P101">87<text:tab/>01010111<text:tab/>W</text:p>
        <text:p text:style-name="P102">88<text:tab/>01011000<text:tab/>X</text:p>
        <text:p text:style-name="P103">89<text:tab/>01011001<text:tab/>Y</text:p>
        <text:p text:style-name="P104">90<text:tab/>01011010<text:tab/>Z</text:p>
        <text:p text:style-name="P105">91<text:tab/>01011011<text:tab/>[</text:p>
        <text:p text:style-name="P106">92<text:tab/>01011100<text:tab/>\</text:p>
        <text:p text:style-name="P107">93<text:tab/>01011101<text:tab/>]</text:p>
        <text:p text:style-name="P108">94<text:tab/>01011110<text:tab/>^</text:p>
        <text:p text:style-name="P109">95<text:tab/>01011111<text:tab/>_</text:p>
        <text:p text:style-name="P110">96<text:tab/>01100000<text:tab/>`</text:p>
        <text:p text:style-name="P111">97<text:tab/>01100001<text:tab/>a</text:p>
        <text:p text:style-name="P112">98<text:tab/>01100010<text:tab/>b</text:p>
        <text:p text:style-name="P113">99<text:tab/>01100011<text:tab/>c</text:p>
        <text:p text:style-name="P114">100<text:tab/>01100100<text:tab/>d</text:p>
        <text:p text:style-name="P115">101<text:tab/>01100101<text:tab/>e</text:p>
        <text:p text:style-name="P116">102<text:tab/>01100110<text:tab/>f</text:p>
        <text:p text:style-name="P117">103<text:tab/>01100111<text:tab/>g</text:p>
        <text:p text:style-name="P118">104<text:tab/>01101000<text:tab/>h</text:p>
        <text:p text:style-name="P119">105<text:tab/>01101001<text:tab/>i</text:p>
        <text:p text:style-name="P120">106<text:tab/>01101010<text:tab/>j</text:p>
        <text:p text:style-name="P121">107<text:tab/>01101011<text:tab/>k</text:p>
        <text:p text:style-name="P122">108<text:tab/>01101100<text:tab/>l</text:p>
        <text:p text:style-name="P123">109<text:tab/>01101101<text:tab/>m</text:p>
        <text:p text:style-name="P124">110<text:tab/>01101110<text:tab/>n</text:p>
        <text:p text:style-name="P125">111<text:tab/>01101111<text:tab/>o</text:p>
        <text:p text:style-name="P126">112<text:tab/>01110000<text:tab/>p</text:p>
        <text:p text:style-name="P127">113<text:tab/>01110001<text:tab/>q</text:p>
        <text:p text:style-name="P128">114<text:tab/>01110010<text:tab/>r</text:p>
        <text:p text:style-name="P129">115<text:tab/>01110011<text:tab/>s</text:p>
        <text:p text:style-name="P130">116<text:tab/>01110100<text:tab/>t</text:p>
        <text:p text:style-name="P131">117<text:tab/>01110101<text:tab/>u</text:p>
        <text:p text:style-name="P132">118<text:tab/>01110110<text:tab/>v</text:p>
        <text:p text:style-name="P133">119<text:tab/>01110111<text:tab/>w</text:p>
        <text:p text:style-name="P134">120<text:tab/>01111000<text:tab/>x</text:p>
        <text:p text:style-name="P135">121<text:tab/>01111001<text:tab/>y</text:p>
        <text:p text:style-name="P136">122<text:tab/>01111010<text:tab/>z</text:p>
        <text:p text:style-name="P137">123<text:tab/>01111011<text:tab/>{</text:p>
        <text:soft-page-break/>
        <text:p text:style-name="P138">124<text:tab/>01111100<text:tab/>|</text:p>
        <text:p text:style-name="Normal"><text:span text:style-name="T139">125</text:span><text:span text:style-name="T140"><text:tab/>01111101</text:span><text:span text:style-name="T141"><text:tab/>}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itleChar" style:display-name="Subtitle Char" style:family="text" style:parent-style-name="DefaultParagraphFont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 Light" style:font-name-asian="SimSun" style:font-name-complex="Calibri Ligh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 Light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bora bizzocchi</meta:initial-creator>
    <dc:creator>Angelo Galanti</dc:creator>
    <meta:creation-date>2018-04-09T09:29:00Z</meta:creation-date>
    <dc:date>2019-01-10T08:00:00Z</dc:date>
    <meta:template xlink:href="Normal.dotm" xlink:type="simple"/>
    <meta:editing-cycles>15</meta:editing-cycles>
    <meta:editing-duration>PT117060S</meta:editing-duration>
    <meta:document-statistic meta:page-count="4" meta:paragraph-count="6" meta:word-count="470" meta:character-count="3147" meta:row-count="22" meta:non-whitespace-character-count="2683"/>
  </office:meta>
</office:document-meta>
</file>